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453.06pt" svg:height="255.26pt" svg:x="321.28pt" svg:y="79.06pt">
            <draw:object draw:notify-on-update-of-ranges="results.A27:results.A27 results.B28:results.B39 results.A14:results.A14 results.B15:results.B26 results.A1:results.A1 results.B2:results.B13 results.A53:results.A53 results.B54:results.B65 results.A66:results.A66 results.B67:results.B78 results.A79:results.A79 results.B80:results.B91 results.A40:results.A40 results.B41:results.B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Execution TIme by Number of Threads</svg:title>
          </draw:frame>
          <draw:frame draw:z-index="1" draw:style-name="gr1" draw:text-style-name="P1" svg:width="453.06pt" svg:height="255.26pt" svg:x="209.79pt" svg:y="435.23pt">
            <draw:object draw:notify-on-update-of-ranges="results.A14:results.A14 results.B15:results.B26 results.A27:results.A27 results.B28:results.B39 results.A40:results.A40 results.B41:results.B52 results.A53:results.A53 results.B54:results.B65 results.A66:results.A66 results.B67:results.B78 results.A79:results.A79 results.B80:results.B9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Execution TIme by Number of Threads</svg:title>
          </draw:frame>
          <draw:frame draw:z-index="2" draw:style-name="gr1" draw:text-style-name="P1" svg:width="453.06pt" svg:height="255.23pt" svg:x="826.58pt" svg:y="100.15pt">
            <draw:object draw:notify-on-update-of-ranges="results.A14:results.A14 results.C15:results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83pt" svg:height="255.23pt" svg:x="841.41pt" svg:y="377.23pt">
            <draw:object draw:notify-on-update-of-ranges="results.A27:results.A27 results.C28:results.C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642.93pt" svg:y="676.69pt">
            <draw:object draw:notify-on-update-of-ranges="results.A53:results.A53 results.C54:results.C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318.5pt" svg:y="692.5pt">
            <draw:object draw:notify-on-update-of-ranges="results.A66:results.A66 results.C67:results.C7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211.66pt" svg:y="834.83pt">
            <draw:object draw:notify-on-update-of-ranges="results.A79:results.A79 results.C80:results.C9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86pt" svg:height="255.23pt" svg:x="719.74pt" svg:y="1029.29pt">
            <draw:object draw:notify-on-update-of-ranges="results.A40:results.A40 results.C41:results.C5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mp_critical_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7348" calcext:value-type="float">
            <text:p>0.0167348</text:p>
          </table:table-cell>
          <table:table-cell table:formula="of:=[.B2]/MAX([.B$2:.B$13])" office:value-type="float" office:value="0.136267995570321" calcext:value-type="float">
            <text:p>0.136267995570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21188" calcext:value-type="float">
            <text:p>0.0421188</text:p>
          </table:table-cell>
          <table:table-cell table:formula="of:=[.B3]/MAX([.B$2:.B$13])" office:value-type="float" office:value="0.34296462771155" calcext:value-type="float">
            <text:p>0.34296462771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84984" calcext:value-type="float">
            <text:p>0.0584984</text:p>
          </table:table-cell>
          <table:table-cell table:formula="of:=[.B4]/MAX([.B$2:.B$13])" office:value-type="float" office:value="0.476340303563286" calcext:value-type="float">
            <text:p>0.476340303563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64569" calcext:value-type="float">
            <text:p>0.0764569</text:p>
          </table:table-cell>
          <table:table-cell table:formula="of:=[.B5]/MAX([.B$2:.B$13])" office:value-type="float" office:value="0.622572633704645" calcext:value-type="float">
            <text:p>0.6225726337046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34938" calcext:value-type="float">
            <text:p>0.0834938</text:p>
          </table:table-cell>
          <table:table-cell table:formula="of:=[.B6]/MAX([.B$2:.B$13])" office:value-type="float" office:value="0.679872646733112" calcext:value-type="float">
            <text:p>0.679872646733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41949" calcext:value-type="float">
            <text:p>0.0941949</text:p>
          </table:table-cell>
          <table:table-cell table:formula="of:=[.B7]/MAX([.B$2:.B$13])" office:value-type="float" office:value="0.767009478209889" calcext:value-type="float">
            <text:p>0.767009478209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2274" calcext:value-type="float">
            <text:p>0.102274</text:p>
          </table:table-cell>
          <table:table-cell table:formula="of:=[.B8]/MAX([.B$2:.B$13])" office:value-type="float" office:value="0.832795909061299" calcext:value-type="float">
            <text:p>0.832795909061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4059" calcext:value-type="float">
            <text:p>0.114059</text:p>
          </table:table-cell>
          <table:table-cell table:formula="of:=[.B9]/MAX([.B$2:.B$13])" office:value-type="float" office:value="0.92875871278744" calcext:value-type="float">
            <text:p>0.92875871278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1072" calcext:value-type="float">
            <text:p>0.111072</text:p>
          </table:table-cell>
          <table:table-cell table:formula="of:=[.B10]/MAX([.B$2:.B$13])" office:value-type="float" office:value="0.904436193081884" calcext:value-type="float">
            <text:p>0.9044361930818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2175" calcext:value-type="float">
            <text:p>0.122175</text:p>
          </table:table-cell>
          <table:table-cell table:formula="of:=[.B11]/MAX([.B$2:.B$13])" office:value-type="float" office:value="0.99484561266367" calcext:value-type="float">
            <text:p>0.994845612663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2808" calcext:value-type="float">
            <text:p>0.122808</text:p>
          </table:table-cell>
          <table:table-cell table:formula="of:=[.B12]/MAX([.B$2:.B$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2641" calcext:value-type="float">
            <text:p>0.122641</text:p>
          </table:table-cell>
          <table:table-cell table:formula="of:=[.B13]/MAX([.B$2:.B$13])" office:value-type="float" office:value="0.998640153735913" calcext:value-type="float">
            <text:p>0.998640153735913</text:p>
          </table:table-cell>
        </table:table-row>
        <table:table-row table:style-name="ro1">
          <table:table-cell office:value-type="string" calcext:value-type="string">
            <text:p>omp_critical_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22431" calcext:value-type="float">
            <text:p>0.00822431</text:p>
          </table:table-cell>
          <table:table-cell table:formula="of:=[.B15]/MAX([.B$15:.B$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36154" calcext:value-type="float">
            <text:p>0.00436154</text:p>
          </table:table-cell>
          <table:table-cell table:formula="of:=[.B16]/MAX([.B$15:.B$26])" office:value-type="float" office:value="0.530322908547951" calcext:value-type="float">
            <text:p>0.5303229085479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37279" calcext:value-type="float">
            <text:p>0.00437279</text:p>
          </table:table-cell>
          <table:table-cell table:formula="of:=[.B17]/MAX([.B$15:.B$26])" office:value-type="float" office:value="0.531690804456544" calcext:value-type="float">
            <text:p>0.531690804456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02655" calcext:value-type="float">
            <text:p>0.00402655</text:p>
          </table:table-cell>
          <table:table-cell table:formula="of:=[.B18]/MAX([.B$15:.B$26])" office:value-type="float" office:value="0.489591224066214" calcext:value-type="float">
            <text:p>0.4895912240662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38939" calcext:value-type="float">
            <text:p>0.00338939</text:p>
          </table:table-cell>
          <table:table-cell table:formula="of:=[.B19]/MAX([.B$15:.B$26])" office:value-type="float" office:value="0.412118463433407" calcext:value-type="float">
            <text:p>0.412118463433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80825" calcext:value-type="float">
            <text:p>0.00280825</text:p>
          </table:table-cell>
          <table:table-cell table:formula="of:=[.B20]/MAX([.B$15:.B$26])" office:value-type="float" office:value="0.341457216471655" calcext:value-type="float">
            <text:p>0.3414572164716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249067" calcext:value-type="float">
            <text:p>0.00249067</text:p>
          </table:table-cell>
          <table:table-cell table:formula="of:=[.B21]/MAX([.B$15:.B$26])" office:value-type="float" office:value="0.302842426902682" calcext:value-type="float">
            <text:p>0.302842426902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30522" calcext:value-type="float">
            <text:p>0.00230522</text:p>
          </table:table-cell>
          <table:table-cell table:formula="of:=[.B22]/MAX([.B$15:.B$26])" office:value-type="float" office:value="0.280293422791699" calcext:value-type="float">
            <text:p>0.2802934227916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298093" calcext:value-type="float">
            <text:p>0.00298093</text:p>
          </table:table-cell>
          <table:table-cell table:formula="of:=[.B23]/MAX([.B$15:.B$26])" office:value-type="float" office:value="0.362453506737951" calcext:value-type="float">
            <text:p>0.3624535067379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00207" calcext:value-type="float">
            <text:p>0.00300207</text:p>
          </table:table-cell>
          <table:table-cell table:formula="of:=[.B24]/MAX([.B$15:.B$26])" office:value-type="float" office:value="0.365023935138632" calcext:value-type="float">
            <text:p>0.3650239351386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93904" calcext:value-type="float">
            <text:p>0.00293904</text:p>
          </table:table-cell>
          <table:table-cell table:formula="of:=[.B25]/MAX([.B$15:.B$26])" office:value-type="float" office:value="0.357360070328088" calcext:value-type="float">
            <text:p>0.357360070328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76856" calcext:value-type="float">
            <text:p>0.00276856</text:p>
          </table:table-cell>
          <table:table-cell table:formula="of:=[.B26]/MAX([.B$15:.B$26])" office:value-type="float" office:value="0.336631279706139" calcext:value-type="float">
            <text:p>0.336631279706139</text:p>
          </table:table-cell>
        </table:table-row>
        <table:table-row table:style-name="ro1">
          <table:table-cell office:value-type="string" calcext:value-type="string">
            <text:p>omp_critical_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31239" calcext:value-type="float">
            <text:p>0.0231239</text:p>
          </table:table-cell>
          <table:table-cell table:formula="of:=[.B28]/MAX([.$B$28:.$B$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15825" calcext:value-type="float">
            <text:p>0.0115825</text:p>
          </table:table-cell>
          <table:table-cell table:formula="of:=[.B29]/MAX([.$B$28:.$B$39])" office:value-type="float" office:value="0.500888690921514" calcext:value-type="float">
            <text:p>0.500888690921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799118" calcext:value-type="float">
            <text:p>0.00799118</text:p>
          </table:table-cell>
          <table:table-cell table:formula="of:=[.B30]/MAX([.$B$28:.$B$39])" office:value-type="float" office:value="0.345580978987109" calcext:value-type="float">
            <text:p>0.345580978987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39141" calcext:value-type="float">
            <text:p>0.00739141</text:p>
          </table:table-cell>
          <table:table-cell table:formula="of:=[.B31]/MAX([.$B$28:.$B$39])" office:value-type="float" office:value="0.319643745215989" calcext:value-type="float">
            <text:p>0.3196437452159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63311" calcext:value-type="float">
            <text:p>0.00763311</text:p>
          </table:table-cell>
          <table:table-cell table:formula="of:=[.B32]/MAX([.$B$28:.$B$39])" office:value-type="float" office:value="0.330096134302605" calcext:value-type="float">
            <text:p>0.3300961343026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699686" calcext:value-type="float">
            <text:p>0.00699686</text:p>
          </table:table-cell>
          <table:table-cell table:formula="of:=[.B33]/MAX([.$B$28:.$B$39])" office:value-type="float" office:value="0.302581311975921" calcext:value-type="float">
            <text:p>0.3025813119759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3234" calcext:value-type="float">
            <text:p>0.0063234</text:p>
          </table:table-cell>
          <table:table-cell table:formula="of:=[.B34]/MAX([.$B$28:.$B$39])" office:value-type="float" office:value="0.273457332024442" calcext:value-type="float">
            <text:p>0.2734573320244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601678" calcext:value-type="float">
            <text:p>0.00601678</text:p>
          </table:table-cell>
          <table:table-cell table:formula="of:=[.B35]/MAX([.$B$28:.$B$39])" office:value-type="float" office:value="0.260197458041247" calcext:value-type="float">
            <text:p>0.2601974580412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720044" calcext:value-type="float">
            <text:p>0.00720044</text:p>
          </table:table-cell>
          <table:table-cell table:formula="of:=[.B36]/MAX([.$B$28:.$B$39])" office:value-type="float" office:value="0.311385190214453" calcext:value-type="float">
            <text:p>0.3113851902144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776078" calcext:value-type="float">
            <text:p>0.00776078</text:p>
          </table:table-cell>
          <table:table-cell table:formula="of:=[.B37]/MAX([.$B$28:.$B$39])" office:value-type="float" office:value="0.335617261794075" calcext:value-type="float">
            <text:p>0.335617261794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714184" calcext:value-type="float">
            <text:p>0.00714184</text:p>
          </table:table-cell>
          <table:table-cell table:formula="of:=[.B38]/MAX([.$B$28:.$B$39])" office:value-type="float" office:value="0.308851015615878" calcext:value-type="float">
            <text:p>0.3088510156158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683806" calcext:value-type="float">
            <text:p>0.00683806</text:p>
          </table:table-cell>
          <table:table-cell table:formula="of:=[.B39]/MAX([.$B$28:.$B$39])" office:value-type="float" office:value="0.295713958285583" calcext:value-type="float">
            <text:p>0.295713958285583</text:p>
          </table:table-cell>
        </table:table-row>
        <table:table-row table:style-name="ro1">
          <table:table-cell office:value-type="string" calcext:value-type="string">
            <text:p>omp_critical_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52766" calcext:value-type="float">
            <text:p>0.00952766</text:p>
          </table:table-cell>
          <table:table-cell table:formula="of:=[.B41]/MAX([.B$41:.B$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04961" calcext:value-type="float">
            <text:p>0.00504961</text:p>
          </table:table-cell>
          <table:table-cell table:formula="of:=[.B42]/MAX([.B$41:.B$52])" office:value-type="float" office:value="0.52999477311323" calcext:value-type="float">
            <text:p>0.529994773113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30139" calcext:value-type="float">
            <text:p>0.00430139</text:p>
          </table:table-cell>
          <table:table-cell table:formula="of:=[.B43]/MAX([.B$41:.B$52])" office:value-type="float" office:value="0.451463423337945" calcext:value-type="float">
            <text:p>0.451463423337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03742" calcext:value-type="float">
            <text:p>0.00403742</text:p>
          </table:table-cell>
          <table:table-cell table:formula="of:=[.B44]/MAX([.B$41:.B$52])" office:value-type="float" office:value="0.423757774731676" calcext:value-type="float">
            <text:p>0.423757774731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94645" calcext:value-type="float">
            <text:p>0.00394645</text:p>
          </table:table-cell>
          <table:table-cell table:formula="of:=[.B45]/MAX([.B$41:.B$52])" office:value-type="float" office:value="0.414209784983931" calcext:value-type="float">
            <text:p>0.4142097849839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61706" calcext:value-type="float">
            <text:p>0.00361706</text:p>
          </table:table-cell>
          <table:table-cell table:formula="of:=[.B46]/MAX([.B$41:.B$52])" office:value-type="float" office:value="0.379637812432434" calcext:value-type="float">
            <text:p>0.3796378124324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56374" calcext:value-type="float">
            <text:p>0.00356374</text:p>
          </table:table-cell>
          <table:table-cell table:formula="of:=[.B47]/MAX([.B$41:.B$52])" office:value-type="float" office:value="0.374041475031645" calcext:value-type="float">
            <text:p>0.3740414750316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75134" calcext:value-type="float">
            <text:p>0.00375134</text:p>
          </table:table-cell>
          <table:table-cell table:formula="of:=[.B48]/MAX([.B$41:.B$52])" office:value-type="float" office:value="0.393731514348749" calcext:value-type="float">
            <text:p>0.3937315143487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10434" calcext:value-type="float">
            <text:p>0.00410434</text:p>
          </table:table-cell>
          <table:table-cell table:formula="of:=[.B49]/MAX([.B$41:.B$52])" office:value-type="float" office:value="0.430781535025389" calcext:value-type="float">
            <text:p>0.4307815350253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21795" calcext:value-type="float">
            <text:p>0.00421795</text:p>
          </table:table-cell>
          <table:table-cell table:formula="of:=[.B50]/MAX([.B$41:.B$52])" office:value-type="float" office:value="0.442705764059591" calcext:value-type="float">
            <text:p>0.4427057640595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96719" calcext:value-type="float">
            <text:p>0.00396719</text:p>
          </table:table-cell>
          <table:table-cell table:formula="of:=[.B51]/MAX([.B$41:.B$52])" office:value-type="float" office:value="0.416386604895641" calcext:value-type="float">
            <text:p>0.4163866048956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1153" calcext:value-type="float">
            <text:p>0.00381153</text:p>
          </table:table-cell>
          <table:table-cell table:formula="of:=[.B52]/MAX([.B$41:.B$52])" office:value-type="float" office:value="0.400048910225596" calcext:value-type="float">
            <text:p>0.400048910225596</text:p>
          </table:table-cell>
        </table:table-row>
        <table:table-row table:style-name="ro1">
          <table:table-cell office:value-type="string" calcext:value-type="string">
            <text:p>omp_reduction_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6198" calcext:value-type="float">
            <text:p>0.0116198</text:p>
          </table:table-cell>
          <table:table-cell table:formula="of:=[.B54]/MAX([.B$54:.B$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8847" calcext:value-type="float">
            <text:p>0.0068847</text:p>
          </table:table-cell>
          <table:table-cell table:formula="of:=[.B55]/MAX([.B$54:.B$65])" office:value-type="float" office:value="0.592497289109967" calcext:value-type="float">
            <text:p>0.592497289109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94945" calcext:value-type="float">
            <text:p>0.00594945</text:p>
          </table:table-cell>
          <table:table-cell table:formula="of:=[.B56]/MAX([.B$54:.B$65])" office:value-type="float" office:value="0.512009673144116" calcext:value-type="float">
            <text:p>0.512009673144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31025" calcext:value-type="float">
            <text:p>0.00631025</text:p>
          </table:table-cell>
          <table:table-cell table:formula="of:=[.B57]/MAX([.B$54:.B$65])" office:value-type="float" office:value="0.543060121516721" calcext:value-type="float">
            <text:p>0.5430601215167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57627" calcext:value-type="float">
            <text:p>0.00557627</text:p>
          </table:table-cell>
          <table:table-cell table:formula="of:=[.B58]/MAX([.B$54:.B$65])" office:value-type="float" office:value="0.479893801958726" calcext:value-type="float">
            <text:p>0.4798938019587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50072" calcext:value-type="float">
            <text:p>0.00550072</text:p>
          </table:table-cell>
          <table:table-cell table:formula="of:=[.B59]/MAX([.B$54:.B$65])" office:value-type="float" office:value="0.473391968880704" calcext:value-type="float">
            <text:p>0.4733919688807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36664" calcext:value-type="float">
            <text:p>0.00636664</text:p>
          </table:table-cell>
          <table:table-cell table:formula="of:=[.B60]/MAX([.B$54:.B$65])" office:value-type="float" office:value="0.547913044974957" calcext:value-type="float">
            <text:p>0.5479130449749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27831" calcext:value-type="float">
            <text:p>0.00727831</text:p>
          </table:table-cell>
          <table:table-cell table:formula="of:=[.B61]/MAX([.B$54:.B$65])" office:value-type="float" office:value="0.626371366116457" calcext:value-type="float">
            <text:p>0.6263713661164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23728" calcext:value-type="float">
            <text:p>0.00623728</text:p>
          </table:table-cell>
          <table:table-cell table:formula="of:=[.B62]/MAX([.B$54:.B$65])" office:value-type="float" office:value="0.536780323241364" calcext:value-type="float">
            <text:p>0.5367803232413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03461" calcext:value-type="float">
            <text:p>0.00603461</text:p>
          </table:table-cell>
          <table:table-cell table:formula="of:=[.B63]/MAX([.B$54:.B$65])" office:value-type="float" office:value="0.519338542832063" calcext:value-type="float">
            <text:p>0.5193385428320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74198" calcext:value-type="float">
            <text:p>0.00574198</text:p>
          </table:table-cell>
          <table:table-cell table:formula="of:=[.B64]/MAX([.B$54:.B$65])" office:value-type="float" office:value="0.494154804729858" calcext:value-type="float">
            <text:p>0.4941548047298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6299" calcext:value-type="float">
            <text:p>0.0056299</text:p>
          </table:table-cell>
          <table:table-cell table:formula="of:=[.B65]/MAX([.B$54:.B$65])" office:value-type="float" office:value="0.48450919981411" calcext:value-type="float">
            <text:p>0.48450919981411</text:p>
          </table:table-cell>
        </table:table-row>
        <table:table-row table:style-name="ro1">
          <table:table-cell office:value-type="string" calcext:value-type="string">
            <text:p>omp_reduction_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4844" calcext:value-type="float">
            <text:p>0.0114844</text:p>
          </table:table-cell>
          <table:table-cell table:formula="of:=[.B67]/MAX([.B$67:.B$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67865" calcext:value-type="float">
            <text:p>0.00667865</text:p>
          </table:table-cell>
          <table:table-cell table:formula="of:=[.B68]/MAX([.B$67:.B$78])" office:value-type="float" office:value="0.581541046985476" calcext:value-type="float">
            <text:p>0.5815410469854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04962" calcext:value-type="float">
            <text:p>0.00604962</text:p>
          </table:table-cell>
          <table:table-cell table:formula="of:=[.B69]/MAX([.B$67:.B$78])" office:value-type="float" office:value="0.526768485946153" calcext:value-type="float">
            <text:p>0.526768485946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17045" calcext:value-type="float">
            <text:p>0.00517045</text:p>
          </table:table-cell>
          <table:table-cell table:formula="of:=[.B70]/MAX([.B$67:.B$78])" office:value-type="float" office:value="0.450215074361743" calcext:value-type="float">
            <text:p>0.4502150743617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6172" calcext:value-type="float">
            <text:p>0.0056172</text:p>
          </table:table-cell>
          <table:table-cell table:formula="of:=[.B71]/MAX([.B$67:.B$78])" office:value-type="float" office:value="0.489115669952283" calcext:value-type="float">
            <text:p>0.4891156699522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29002" calcext:value-type="float">
            <text:p>0.00529002</text:p>
          </table:table-cell>
          <table:table-cell table:formula="of:=[.B72]/MAX([.B$67:.B$78])" office:value-type="float" office:value="0.460626589112187" calcext:value-type="float">
            <text:p>0.460626589112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33512" calcext:value-type="float">
            <text:p>0.00533512</text:p>
          </table:table-cell>
          <table:table-cell table:formula="of:=[.B73]/MAX([.B$67:.B$78])" office:value-type="float" office:value="0.464553655393403" calcext:value-type="float">
            <text:p>0.4645536553934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27088" calcext:value-type="float">
            <text:p>0.00527088</text:p>
          </table:table-cell>
          <table:table-cell table:formula="of:=[.B74]/MAX([.B$67:.B$78])" office:value-type="float" office:value="0.458959980495281" calcext:value-type="float">
            <text:p>0.4589599804952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05273" calcext:value-type="float">
            <text:p>0.00605273</text:p>
          </table:table-cell>
          <table:table-cell table:formula="of:=[.B75]/MAX([.B$67:.B$78])" office:value-type="float" office:value="0.52703928807774" calcext:value-type="float">
            <text:p>0.527039288077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85567" calcext:value-type="float">
            <text:p>0.00585567</text:p>
          </table:table-cell>
          <table:table-cell table:formula="of:=[.B76]/MAX([.B$67:.B$78])" office:value-type="float" office:value="0.509880359444116" calcext:value-type="float">
            <text:p>0.5098803594441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7106" calcext:value-type="float">
            <text:p>0.0057106</text:p>
          </table:table-cell>
          <table:table-cell table:formula="of:=[.B77]/MAX([.B$67:.B$78])" office:value-type="float" office:value="0.497248441363937" calcext:value-type="float">
            <text:p>0.4972484413639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59766" calcext:value-type="float">
            <text:p>0.00559766</text:p>
          </table:table-cell>
          <table:table-cell table:formula="of:=[.B78]/MAX([.B$67:.B$78])" office:value-type="float" office:value="0.487414231479224" calcext:value-type="float">
            <text:p>0.487414231479224</text:p>
          </table:table-cell>
        </table:table-row>
        <table:table-row table:style-name="ro1">
          <table:table-cell office:value-type="string" calcext:value-type="string">
            <text:p>omp_reduction_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164" calcext:value-type="float">
            <text:p>0.0123164</text:p>
          </table:table-cell>
          <table:table-cell table:formula="of:=[.B80]/MAX([.B$80:.B$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11868" calcext:value-type="float">
            <text:p>0.00711868</text:p>
          </table:table-cell>
          <table:table-cell table:formula="of:=[.B81]/MAX([.B$80:.B$91])" office:value-type="float" office:value="0.577983826442792" calcext:value-type="float">
            <text:p>0.577983826442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47428" calcext:value-type="float">
            <text:p>0.00647428</text:p>
          </table:table-cell>
          <table:table-cell table:formula="of:=[.B82]/MAX([.B$80:.B$91])" office:value-type="float" office:value="0.525663343184697" calcext:value-type="float">
            <text:p>0.5256633431846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92997" calcext:value-type="float">
            <text:p>0.00592997</text:p>
          </table:table-cell>
          <table:table-cell table:formula="of:=[.B83]/MAX([.B$80:.B$91])" office:value-type="float" office:value="0.48146942288331" calcext:value-type="float">
            <text:p>0.481469422883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82257" calcext:value-type="float">
            <text:p>0.00582257</text:p>
          </table:table-cell>
          <table:table-cell table:formula="of:=[.B84]/MAX([.B$80:.B$91])" office:value-type="float" office:value="0.472749342340294" calcext:value-type="float">
            <text:p>0.4727493423402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28752" calcext:value-type="float">
            <text:p>0.00528752</text:p>
          </table:table-cell>
          <table:table-cell table:formula="of:=[.B85]/MAX([.B$80:.B$91])" office:value-type="float" office:value="0.429307265109935" calcext:value-type="float">
            <text:p>0.4293072651099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21959" calcext:value-type="float">
            <text:p>0.00521959</text:p>
          </table:table-cell>
          <table:table-cell table:formula="of:=[.B86]/MAX([.B$80:.B$91])" office:value-type="float" office:value="0.423791854762755" calcext:value-type="float">
            <text:p>0.4237918547627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82362" calcext:value-type="float">
            <text:p>0.00582362</text:p>
          </table:table-cell>
          <table:table-cell table:formula="of:=[.B87]/MAX([.B$80:.B$91])" office:value-type="float" office:value="0.472834594524374" calcext:value-type="float">
            <text:p>0.4728345945243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33733" calcext:value-type="float">
            <text:p>0.00633733</text:p>
          </table:table-cell>
          <table:table-cell table:formula="of:=[.B88]/MAX([.B$80:.B$91])" office:value-type="float" office:value="0.514544022604008" calcext:value-type="float">
            <text:p>0.514544022604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95509" calcext:value-type="float">
            <text:p>0.00595509</text:p>
          </table:table-cell>
          <table:table-cell table:formula="of:=[.B89]/MAX([.B$80:.B$91])" office:value-type="float" office:value="0.483508979896723" calcext:value-type="float">
            <text:p>0.4835089798967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90928" calcext:value-type="float">
            <text:p>0.00590928</text:p>
          </table:table-cell>
          <table:table-cell table:formula="of:=[.B90]/MAX([.B$80:.B$91])" office:value-type="float" office:value="0.479789548894157" calcext:value-type="float">
            <text:p>0.4797895488941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64153" calcext:value-type="float">
            <text:p>0.00564153</text:p>
          </table:table-cell>
          <table:table-cell table:formula="of:=[.B91]/MAX([.B$80:.B$91])" office:value-type="float" office:value="0.458050241953818" calcext:value-type="float">
            <text:p>0.4580502419538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5:03:27.000828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4T15:04:03.685350521</dc:date>
    <meta:editing-duration>PT20M47S</meta:editing-duration>
    <meta:editing-cycles>2</meta:editing-cycles>
    <meta:generator>LibreOffice/6.0.7.3$Linux_X86_64 LibreOffice_project/00m0$Build-3</meta:generator>
    <meta:document-statistic meta:table-count="1" meta:cell-count="25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line" chart:style-name="ch1">
        <chart:legend chart:legend-position="end" svg:x="12.021cm" svg:y="2.71cm" style:legend-expansion="high" chart:style-name="ch2"/>
        <chart:plot-area chart:style-name="ch3" table:cell-range-address="results.A27:results.A27 results.B28:results.B39 results.A14:results.A14 results.B15:results.B26 results.A1:results.A1 results.B2:results.B13 results.A53:results.A53 results.B54:results.B65 results.A66:results.A66 results.B67:results.B78 results.A79:results.A79 results.B80:results.B91 results.A40:results.A40 results.B41:results.B52" chart:data-source-has-labels="row" svg:x="0.319cm" svg:y="0.18cm" svg:width="11.383cm" svg:height="8.646cm">
          <chartooo:coordinate-region svg:x="1.231cm" svg:y="0.38cm" svg:width="10.28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8:results.B39" chart:label-cell-address="results.A27:results.A27" chart:class="chart:line">
            <chart:data-point chart:repeated="12"/>
          </chart:series>
          <chart:series chart:style-name="ch7" chart:values-cell-range-address="results.B15:results.B26" chart:label-cell-address="results.A14:results.A14" chart:class="chart:line">
            <chart:data-point chart:repeated="12"/>
          </chart:series>
          <chart:series chart:style-name="ch8" chart:values-cell-range-address="results.B2:results.B13" chart:label-cell-address="results.A1:results.A1" chart:class="chart:line">
            <chart:data-point chart:repeated="12"/>
          </chart:series>
          <chart:series chart:style-name="ch9" chart:values-cell-range-address="results.B54:results.B65" chart:label-cell-address="results.A53:results.A53" chart:class="chart:line">
            <chart:data-point chart:repeated="12"/>
          </chart:series>
          <chart:series chart:style-name="ch10" chart:values-cell-range-address="results.B67:results.B78" chart:label-cell-address="results.A66:results.A66" chart:class="chart:line">
            <chart:data-point chart:repeated="12"/>
          </chart:series>
          <chart:series chart:style-name="ch11" chart:values-cell-range-address="results.B80:results.B91" chart:label-cell-address="results.A79:results.A79" chart:class="chart:line">
            <chart:data-point chart:repeated="12"/>
          </chart:series>
          <chart:series chart:style-name="ch12" chart:values-cell-range-address="results.B41:results.B52" chart:label-cell-address="results.A40:results.A40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critical_3</text:p>
                <draw:g>
                  <svg:desc>results.A27:results.A27</svg:desc>
                </draw:g>
              </table:table-cell>
              <table:table-cell office:value-type="string">
                <text:p>omp_critical_2</text:p>
                <draw:g>
                  <svg:desc>results.A14:results.A14</svg:desc>
                </draw:g>
              </table:table-cell>
              <table:table-cell office:value-type="string">
                <text:p>omp_critical_1</text:p>
                <draw:g>
                  <svg:desc>results.A1:results.A1</svg:desc>
                </draw:g>
              </table:table-cell>
              <table:table-cell office:value-type="string">
                <text:p>omp_reduction_1</text:p>
                <draw:g>
                  <svg:desc>results.A53:results.A53</svg:desc>
                </draw:g>
              </table:table-cell>
              <table:table-cell office:value-type="string">
                <text:p>omp_reduction_2</text:p>
                <draw:g>
                  <svg:desc>results.A66:results.A66</svg:desc>
                </draw:g>
              </table:table-cell>
              <table:table-cell office:value-type="string">
                <text:p>omp_reduction_3</text:p>
                <draw:g>
                  <svg:desc>results.A79:results.A79</svg:desc>
                </draw:g>
              </table:table-cell>
              <table:table-cell office:value-type="string">
                <text:p>omp_critical_4</text:p>
                <draw:g>
                  <svg:desc>results.A40:results.A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1239">
                <text:p>0.0231239</text:p>
                <draw:g>
                  <svg:desc>results.B28:results.B39</svg:desc>
                </draw:g>
              </table:table-cell>
              <table:table-cell office:value-type="float" office:value="0.00822431">
                <text:p>0.00822431</text:p>
                <draw:g>
                  <svg:desc>results.B15:results.B26</svg:desc>
                </draw:g>
              </table:table-cell>
              <table:table-cell office:value-type="float" office:value="0.0167348">
                <text:p>0.0167348</text:p>
                <draw:g>
                  <svg:desc>results.B2:results.B13</svg:desc>
                </draw:g>
              </table:table-cell>
              <table:table-cell office:value-type="float" office:value="0.0116198">
                <text:p>0.0116198</text:p>
                <draw:g>
                  <svg:desc>results.B54:results.B65</svg:desc>
                </draw:g>
              </table:table-cell>
              <table:table-cell office:value-type="float" office:value="0.0114844">
                <text:p>0.0114844</text:p>
                <draw:g>
                  <svg:desc>results.B67:results.B78</svg:desc>
                </draw:g>
              </table:table-cell>
              <table:table-cell office:value-type="float" office:value="0.0123164">
                <text:p>0.0123164</text:p>
                <draw:g>
                  <svg:desc>results.B80:results.B91</svg:desc>
                </draw:g>
              </table:table-cell>
              <table:table-cell office:value-type="float" office:value="0.00952766">
                <text:p>0.00952766</text:p>
                <draw:g>
                  <svg:desc>results.B41:results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5825">
                <text:p>0.0115825</text:p>
              </table:table-cell>
              <table:table-cell office:value-type="float" office:value="0.00436154">
                <text:p>0.00436154</text:p>
              </table:table-cell>
              <table:table-cell office:value-type="float" office:value="0.0421188">
                <text:p>0.0421188</text:p>
              </table:table-cell>
              <table:table-cell office:value-type="float" office:value="0.0068847">
                <text:p>0.0068847</text:p>
              </table:table-cell>
              <table:table-cell office:value-type="float" office:value="0.00667865">
                <text:p>0.00667865</text:p>
              </table:table-cell>
              <table:table-cell office:value-type="float" office:value="0.00711868">
                <text:p>0.00711868</text:p>
              </table:table-cell>
              <table:table-cell office:value-type="float" office:value="0.00504961">
                <text:p>0.00504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99118">
                <text:p>0.00799118</text:p>
              </table:table-cell>
              <table:table-cell office:value-type="float" office:value="0.00437279">
                <text:p>0.00437279</text:p>
              </table:table-cell>
              <table:table-cell office:value-type="float" office:value="0.0584984">
                <text:p>0.0584984</text:p>
              </table:table-cell>
              <table:table-cell office:value-type="float" office:value="0.00594945">
                <text:p>0.00594945</text:p>
              </table:table-cell>
              <table:table-cell office:value-type="float" office:value="0.00604962">
                <text:p>0.00604962</text:p>
              </table:table-cell>
              <table:table-cell office:value-type="float" office:value="0.00647428">
                <text:p>0.00647428</text:p>
              </table:table-cell>
              <table:table-cell office:value-type="float" office:value="0.00430139">
                <text:p>0.00430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39141">
                <text:p>0.00739141</text:p>
              </table:table-cell>
              <table:table-cell office:value-type="float" office:value="0.00402655">
                <text:p>0.00402655</text:p>
              </table:table-cell>
              <table:table-cell office:value-type="float" office:value="0.0764569">
                <text:p>0.0764569</text:p>
              </table:table-cell>
              <table:table-cell office:value-type="float" office:value="0.00631025">
                <text:p>0.00631025</text:p>
              </table:table-cell>
              <table:table-cell office:value-type="float" office:value="0.00517045">
                <text:p>0.00517045</text:p>
              </table:table-cell>
              <table:table-cell office:value-type="float" office:value="0.00592997">
                <text:p>0.00592997</text:p>
              </table:table-cell>
              <table:table-cell office:value-type="float" office:value="0.00403742">
                <text:p>0.00403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63311">
                <text:p>0.00763311</text:p>
              </table:table-cell>
              <table:table-cell office:value-type="float" office:value="0.00338939">
                <text:p>0.00338939</text:p>
              </table:table-cell>
              <table:table-cell office:value-type="float" office:value="0.0834938">
                <text:p>0.0834938</text:p>
              </table:table-cell>
              <table:table-cell office:value-type="float" office:value="0.00557627">
                <text:p>0.00557627</text:p>
              </table:table-cell>
              <table:table-cell office:value-type="float" office:value="0.0056172">
                <text:p>0.0056172</text:p>
              </table:table-cell>
              <table:table-cell office:value-type="float" office:value="0.00582257">
                <text:p>0.00582257</text:p>
              </table:table-cell>
              <table:table-cell office:value-type="float" office:value="0.00394645">
                <text:p>0.00394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99686">
                <text:p>0.00699686</text:p>
              </table:table-cell>
              <table:table-cell office:value-type="float" office:value="0.00280825">
                <text:p>0.00280825</text:p>
              </table:table-cell>
              <table:table-cell office:value-type="float" office:value="0.0941949">
                <text:p>0.0941949</text:p>
              </table:table-cell>
              <table:table-cell office:value-type="float" office:value="0.00550072">
                <text:p>0.00550072</text:p>
              </table:table-cell>
              <table:table-cell office:value-type="float" office:value="0.00529002">
                <text:p>0.00529002</text:p>
              </table:table-cell>
              <table:table-cell office:value-type="float" office:value="0.00528752">
                <text:p>0.00528752</text:p>
              </table:table-cell>
              <table:table-cell office:value-type="float" office:value="0.00361706">
                <text:p>0.00361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3234">
                <text:p>0.0063234</text:p>
              </table:table-cell>
              <table:table-cell office:value-type="float" office:value="0.00249067">
                <text:p>0.00249067</text:p>
              </table:table-cell>
              <table:table-cell office:value-type="float" office:value="0.102274">
                <text:p>0.102274</text:p>
              </table:table-cell>
              <table:table-cell office:value-type="float" office:value="0.00636664">
                <text:p>0.00636664</text:p>
              </table:table-cell>
              <table:table-cell office:value-type="float" office:value="0.00533512">
                <text:p>0.00533512</text:p>
              </table:table-cell>
              <table:table-cell office:value-type="float" office:value="0.00521959">
                <text:p>0.00521959</text:p>
              </table:table-cell>
              <table:table-cell office:value-type="float" office:value="0.00356374">
                <text:p>0.00356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01678">
                <text:p>0.00601678</text:p>
              </table:table-cell>
              <table:table-cell office:value-type="float" office:value="0.00230522">
                <text:p>0.00230522</text:p>
              </table:table-cell>
              <table:table-cell office:value-type="float" office:value="0.114059">
                <text:p>0.114059</text:p>
              </table:table-cell>
              <table:table-cell office:value-type="float" office:value="0.00727831">
                <text:p>0.00727831</text:p>
              </table:table-cell>
              <table:table-cell office:value-type="float" office:value="0.00527088">
                <text:p>0.00527088</text:p>
              </table:table-cell>
              <table:table-cell office:value-type="float" office:value="0.00582362">
                <text:p>0.00582362</text:p>
              </table:table-cell>
              <table:table-cell office:value-type="float" office:value="0.00375134">
                <text:p>0.00375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20044">
                <text:p>0.00720044</text:p>
              </table:table-cell>
              <table:table-cell office:value-type="float" office:value="0.00298093">
                <text:p>0.00298093</text:p>
              </table:table-cell>
              <table:table-cell office:value-type="float" office:value="0.111072">
                <text:p>0.111072</text:p>
              </table:table-cell>
              <table:table-cell office:value-type="float" office:value="0.00623728">
                <text:p>0.00623728</text:p>
              </table:table-cell>
              <table:table-cell office:value-type="float" office:value="0.00605273">
                <text:p>0.00605273</text:p>
              </table:table-cell>
              <table:table-cell office:value-type="float" office:value="0.00633733">
                <text:p>0.00633733</text:p>
              </table:table-cell>
              <table:table-cell office:value-type="float" office:value="0.00410434">
                <text:p>0.00410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76078">
                <text:p>0.00776078</text:p>
              </table:table-cell>
              <table:table-cell office:value-type="float" office:value="0.00300207">
                <text:p>0.00300207</text:p>
              </table:table-cell>
              <table:table-cell office:value-type="float" office:value="0.122175">
                <text:p>0.122175</text:p>
              </table:table-cell>
              <table:table-cell office:value-type="float" office:value="0.00603461">
                <text:p>0.00603461</text:p>
              </table:table-cell>
              <table:table-cell office:value-type="float" office:value="0.00585567">
                <text:p>0.00585567</text:p>
              </table:table-cell>
              <table:table-cell office:value-type="float" office:value="0.00595509">
                <text:p>0.00595509</text:p>
              </table:table-cell>
              <table:table-cell office:value-type="float" office:value="0.00421795">
                <text:p>0.00421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14184">
                <text:p>0.00714184</text:p>
              </table:table-cell>
              <table:table-cell office:value-type="float" office:value="0.00293904">
                <text:p>0.00293904</text:p>
              </table:table-cell>
              <table:table-cell office:value-type="float" office:value="0.122808">
                <text:p>0.122808</text:p>
              </table:table-cell>
              <table:table-cell office:value-type="float" office:value="0.00574198">
                <text:p>0.00574198</text:p>
              </table:table-cell>
              <table:table-cell office:value-type="float" office:value="0.0057106">
                <text:p>0.0057106</text:p>
              </table:table-cell>
              <table:table-cell office:value-type="float" office:value="0.00590928">
                <text:p>0.00590928</text:p>
              </table:table-cell>
              <table:table-cell office:value-type="float" office:value="0.00396719">
                <text:p>0.003967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83806">
                <text:p>0.00683806</text:p>
              </table:table-cell>
              <table:table-cell office:value-type="float" office:value="0.00276856">
                <text:p>0.00276856</text:p>
              </table:table-cell>
              <table:table-cell office:value-type="float" office:value="0.122641">
                <text:p>0.122641</text:p>
              </table:table-cell>
              <table:table-cell office:value-type="float" office:value="0.0056299">
                <text:p>0.0056299</text:p>
              </table:table-cell>
              <table:table-cell office:value-type="float" office:value="0.00559766">
                <text:p>0.00559766</text:p>
              </table:table-cell>
              <table:table-cell office:value-type="float" office:value="0.00564153">
                <text:p>0.00564153</text:p>
              </table:table-cell>
              <table:table-cell office:value-type="float" office:value="0.00381153">
                <text:p>0.00381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line" chart:style-name="ch1">
        <chart:title svg:x="5.263cm" svg:y="0.316cm" chart:style-name="ch2">
          <text:p>Runtimes by Thread Count</text:p>
        </chart:title>
        <chart:legend chart:legend-position="end" svg:x="12.021cm" svg:y="2.959cm" style:legend-expansion="high" chart:style-name="ch3"/>
        <chart:plot-area chart:style-name="ch4" table:cell-range-address="results.A14:results.A14 results.B15:results.B26 results.A27:results.A27 results.B28:results.B39 results.A40:results.A40 results.B41:results.B52 results.A53:results.A53 results.B54:results.B65 results.A66:results.A66 results.B67:results.B78 results.A79:results.A79 results.B80:results.B91" chart:data-source-has-labels="row" svg:x="1.33cm" svg:y="1.275cm" svg:width="10.372cm" svg:height="6.57cm">
          <chartooo:coordinate-region svg:x="2.428cm" svg:y="1.474cm" svg:width="9.087cm" svg:height="5.724cm"/>
          <chart:axis chart:dimension="x" chart:name="primary-x" chart:style-name="ch5">
            <chart:title svg:x="5.123cm" svg:y="8.025cm" chart:style-name="ch6">
              <text:p>Number of threads</text:p>
            </chart:title>
          </chart:axis>
          <chart:axis chart:dimension="y" chart:name="primary-y" chart:style-name="ch5">
            <chart:title svg:x="0.451cm" svg:y="5.98cm" chart:style-name="ch7">
              <text:p>Runtime (seconds)</text:p>
            </chart:title>
            <chart:grid chart:style-name="ch8" chart:class="major"/>
          </chart:axis>
          <chart:series chart:style-name="ch9" chart:values-cell-range-address="results.B15:results.B26" chart:label-cell-address="results.A14:results.A14" chart:class="chart:line">
            <chart:data-point chart:repeated="12"/>
          </chart:series>
          <chart:series chart:style-name="ch10" chart:values-cell-range-address="results.B28:results.B39" chart:label-cell-address="results.A27:results.A27" chart:class="chart:line">
            <chart:data-point chart:repeated="12"/>
          </chart:series>
          <chart:series chart:style-name="ch11" chart:values-cell-range-address="results.B41:results.B52" chart:label-cell-address="results.A40:results.A40" chart:class="chart:line">
            <chart:data-point chart:repeated="12"/>
          </chart:series>
          <chart:series chart:style-name="ch12" chart:values-cell-range-address="results.B54:results.B65" chart:label-cell-address="results.A53:results.A53" chart:class="chart:line">
            <chart:data-point chart:repeated="12"/>
          </chart:series>
          <chart:series chart:style-name="ch13" chart:values-cell-range-address="results.B67:results.B78" chart:label-cell-address="results.A66:results.A66" chart:class="chart:line">
            <chart:data-point chart:repeated="12"/>
          </chart:series>
          <chart:series chart:style-name="ch14" chart:values-cell-range-address="results.B80:results.B91" chart:label-cell-address="results.A79:results.A79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critical_2</text:p>
                <draw:g>
                  <svg:desc>results.A14:results.A14</svg:desc>
                </draw:g>
              </table:table-cell>
              <table:table-cell office:value-type="string">
                <text:p>omp_critical_3</text:p>
                <draw:g>
                  <svg:desc>results.A27:results.A27</svg:desc>
                </draw:g>
              </table:table-cell>
              <table:table-cell office:value-type="string">
                <text:p>omp_critical_4</text:p>
                <draw:g>
                  <svg:desc>results.A40:results.A40</svg:desc>
                </draw:g>
              </table:table-cell>
              <table:table-cell office:value-type="string">
                <text:p>omp_reduction_1</text:p>
                <draw:g>
                  <svg:desc>results.A53:results.A53</svg:desc>
                </draw:g>
              </table:table-cell>
              <table:table-cell office:value-type="string">
                <text:p>omp_reduction_2</text:p>
                <draw:g>
                  <svg:desc>results.A66:results.A66</svg:desc>
                </draw:g>
              </table:table-cell>
              <table:table-cell office:value-type="string">
                <text:p>omp_reduction_3</text:p>
                <draw:g>
                  <svg:desc>results.A79:results.A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22431">
                <text:p>0.00822431</text:p>
                <draw:g>
                  <svg:desc>results.B15:results.B26</svg:desc>
                </draw:g>
              </table:table-cell>
              <table:table-cell office:value-type="float" office:value="0.0231239">
                <text:p>0.0231239</text:p>
                <draw:g>
                  <svg:desc>results.B28:results.B39</svg:desc>
                </draw:g>
              </table:table-cell>
              <table:table-cell office:value-type="float" office:value="0.00952766">
                <text:p>0.00952766</text:p>
                <draw:g>
                  <svg:desc>results.B41:results.B52</svg:desc>
                </draw:g>
              </table:table-cell>
              <table:table-cell office:value-type="float" office:value="0.0116198">
                <text:p>0.0116198</text:p>
                <draw:g>
                  <svg:desc>results.B54:results.B65</svg:desc>
                </draw:g>
              </table:table-cell>
              <table:table-cell office:value-type="float" office:value="0.0114844">
                <text:p>0.0114844</text:p>
                <draw:g>
                  <svg:desc>results.B67:results.B78</svg:desc>
                </draw:g>
              </table:table-cell>
              <table:table-cell office:value-type="float" office:value="0.0123164">
                <text:p>0.0123164</text:p>
                <draw:g>
                  <svg:desc>results.B80:results.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36154">
                <text:p>0.00436154</text:p>
              </table:table-cell>
              <table:table-cell office:value-type="float" office:value="0.0115825">
                <text:p>0.0115825</text:p>
              </table:table-cell>
              <table:table-cell office:value-type="float" office:value="0.00504961">
                <text:p>0.00504961</text:p>
              </table:table-cell>
              <table:table-cell office:value-type="float" office:value="0.0068847">
                <text:p>0.0068847</text:p>
              </table:table-cell>
              <table:table-cell office:value-type="float" office:value="0.00667865">
                <text:p>0.00667865</text:p>
              </table:table-cell>
              <table:table-cell office:value-type="float" office:value="0.00711868">
                <text:p>0.00711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37279">
                <text:p>0.00437279</text:p>
              </table:table-cell>
              <table:table-cell office:value-type="float" office:value="0.00799118">
                <text:p>0.00799118</text:p>
              </table:table-cell>
              <table:table-cell office:value-type="float" office:value="0.00430139">
                <text:p>0.00430139</text:p>
              </table:table-cell>
              <table:table-cell office:value-type="float" office:value="0.00594945">
                <text:p>0.00594945</text:p>
              </table:table-cell>
              <table:table-cell office:value-type="float" office:value="0.00604962">
                <text:p>0.00604962</text:p>
              </table:table-cell>
              <table:table-cell office:value-type="float" office:value="0.00647428">
                <text:p>0.00647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02655">
                <text:p>0.00402655</text:p>
              </table:table-cell>
              <table:table-cell office:value-type="float" office:value="0.00739141">
                <text:p>0.00739141</text:p>
              </table:table-cell>
              <table:table-cell office:value-type="float" office:value="0.00403742">
                <text:p>0.00403742</text:p>
              </table:table-cell>
              <table:table-cell office:value-type="float" office:value="0.00631025">
                <text:p>0.00631025</text:p>
              </table:table-cell>
              <table:table-cell office:value-type="float" office:value="0.00517045">
                <text:p>0.00517045</text:p>
              </table:table-cell>
              <table:table-cell office:value-type="float" office:value="0.00592997">
                <text:p>0.00592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8939">
                <text:p>0.00338939</text:p>
              </table:table-cell>
              <table:table-cell office:value-type="float" office:value="0.00763311">
                <text:p>0.00763311</text:p>
              </table:table-cell>
              <table:table-cell office:value-type="float" office:value="0.00394645">
                <text:p>0.00394645</text:p>
              </table:table-cell>
              <table:table-cell office:value-type="float" office:value="0.00557627">
                <text:p>0.00557627</text:p>
              </table:table-cell>
              <table:table-cell office:value-type="float" office:value="0.0056172">
                <text:p>0.0056172</text:p>
              </table:table-cell>
              <table:table-cell office:value-type="float" office:value="0.00582257">
                <text:p>0.00582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80825">
                <text:p>0.00280825</text:p>
              </table:table-cell>
              <table:table-cell office:value-type="float" office:value="0.00699686">
                <text:p>0.00699686</text:p>
              </table:table-cell>
              <table:table-cell office:value-type="float" office:value="0.00361706">
                <text:p>0.00361706</text:p>
              </table:table-cell>
              <table:table-cell office:value-type="float" office:value="0.00550072">
                <text:p>0.00550072</text:p>
              </table:table-cell>
              <table:table-cell office:value-type="float" office:value="0.00529002">
                <text:p>0.00529002</text:p>
              </table:table-cell>
              <table:table-cell office:value-type="float" office:value="0.00528752">
                <text:p>0.00528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49067">
                <text:p>0.00249067</text:p>
              </table:table-cell>
              <table:table-cell office:value-type="float" office:value="0.0063234">
                <text:p>0.0063234</text:p>
              </table:table-cell>
              <table:table-cell office:value-type="float" office:value="0.00356374">
                <text:p>0.00356374</text:p>
              </table:table-cell>
              <table:table-cell office:value-type="float" office:value="0.00636664">
                <text:p>0.00636664</text:p>
              </table:table-cell>
              <table:table-cell office:value-type="float" office:value="0.00533512">
                <text:p>0.00533512</text:p>
              </table:table-cell>
              <table:table-cell office:value-type="float" office:value="0.00521959">
                <text:p>0.00521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30522">
                <text:p>0.00230522</text:p>
              </table:table-cell>
              <table:table-cell office:value-type="float" office:value="0.00601678">
                <text:p>0.00601678</text:p>
              </table:table-cell>
              <table:table-cell office:value-type="float" office:value="0.00375134">
                <text:p>0.00375134</text:p>
              </table:table-cell>
              <table:table-cell office:value-type="float" office:value="0.00727831">
                <text:p>0.00727831</text:p>
              </table:table-cell>
              <table:table-cell office:value-type="float" office:value="0.00527088">
                <text:p>0.00527088</text:p>
              </table:table-cell>
              <table:table-cell office:value-type="float" office:value="0.00582362">
                <text:p>0.00582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98093">
                <text:p>0.00298093</text:p>
              </table:table-cell>
              <table:table-cell office:value-type="float" office:value="0.00720044">
                <text:p>0.00720044</text:p>
              </table:table-cell>
              <table:table-cell office:value-type="float" office:value="0.00410434">
                <text:p>0.00410434</text:p>
              </table:table-cell>
              <table:table-cell office:value-type="float" office:value="0.00623728">
                <text:p>0.00623728</text:p>
              </table:table-cell>
              <table:table-cell office:value-type="float" office:value="0.00605273">
                <text:p>0.00605273</text:p>
              </table:table-cell>
              <table:table-cell office:value-type="float" office:value="0.00633733">
                <text:p>0.00633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00207">
                <text:p>0.00300207</text:p>
              </table:table-cell>
              <table:table-cell office:value-type="float" office:value="0.00776078">
                <text:p>0.00776078</text:p>
              </table:table-cell>
              <table:table-cell office:value-type="float" office:value="0.00421795">
                <text:p>0.00421795</text:p>
              </table:table-cell>
              <table:table-cell office:value-type="float" office:value="0.00603461">
                <text:p>0.00603461</text:p>
              </table:table-cell>
              <table:table-cell office:value-type="float" office:value="0.00585567">
                <text:p>0.00585567</text:p>
              </table:table-cell>
              <table:table-cell office:value-type="float" office:value="0.00595509">
                <text:p>0.0059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93904">
                <text:p>0.00293904</text:p>
              </table:table-cell>
              <table:table-cell office:value-type="float" office:value="0.00714184">
                <text:p>0.00714184</text:p>
              </table:table-cell>
              <table:table-cell office:value-type="float" office:value="0.00396719">
                <text:p>0.00396719</text:p>
              </table:table-cell>
              <table:table-cell office:value-type="float" office:value="0.00574198">
                <text:p>0.00574198</text:p>
              </table:table-cell>
              <table:table-cell office:value-type="float" office:value="0.0057106">
                <text:p>0.0057106</text:p>
              </table:table-cell>
              <table:table-cell office:value-type="float" office:value="0.00590928">
                <text:p>0.00590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76856">
                <text:p>0.00276856</text:p>
              </table:table-cell>
              <table:table-cell office:value-type="float" office:value="0.00683806">
                <text:p>0.00683806</text:p>
              </table:table-cell>
              <table:table-cell office:value-type="float" office:value="0.00381153">
                <text:p>0.00381153</text:p>
              </table:table-cell>
              <table:table-cell office:value-type="float" office:value="0.0056299">
                <text:p>0.0056299</text:p>
              </table:table-cell>
              <table:table-cell office:value-type="float" office:value="0.00559766">
                <text:p>0.00559766</text:p>
              </table:table-cell>
              <table:table-cell office:value-type="float" office:value="0.00564153">
                <text:p>0.005641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line" chart:style-name="ch1">
        <chart:title svg:x="4.191cm" svg:y="0.316cm" chart:style-name="ch2">
          <text:p>Normalized Runtime by Thread Count</text:p>
        </chart:title>
        <chart:subtitle svg:x="5.871cm" svg:y="1.275cm" chart:style-name="ch3">
          <text:p>Incorrect critical section</text:p>
        </chart:subtitle>
        <chart:legend chart:legend-position="end" svg:x="12.417cm" svg:y="4.203cm" style:legend-expansion="high" chart:style-name="ch4"/>
        <chart:plot-area chart:style-name="ch5" table:cell-range-address="results.A14:results.A14 results.C15:results.C26" chart:data-source-has-labels="row" svg:x="1.33cm" svg:y="2.138cm" svg:width="10.768cm" svg:height="5.706cm">
          <chartooo:coordinate-region svg:x="2.057cm" svg:y="2.337cm" svg:width="9.854cm" svg:height="4.86cm"/>
          <chart:axis chart:dimension="x" chart:name="primary-x" chart:style-name="ch6">
            <chart:title svg:x="5.321cm" svg:y="8.024cm" chart:style-name="ch7">
              <text:p>Number of threads</text:p>
            </chart:title>
          </chart:axis>
          <chart:axis chart:dimension="y" chart:name="primary-y" chart:style-name="ch8">
            <chart:title svg:x="0.451cm" svg:y="6.781cm" chart:style-name="ch9">
              <text:p>Percent of worst runtime</text:p>
            </chart:title>
            <chart:grid chart:style-name="ch10" chart:class="major"/>
          </chart:axis>
          <chart:series chart:style-name="ch11" chart:values-cell-range-address="results.C15:results.C26" chart:label-cell-address="results.A14:results.A1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critical_2</text:p>
                <draw:g>
                  <svg:desc>results.A14:results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C15:results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0322908547951">
                <text:p>0.530322908547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1690804456544">
                <text:p>0.531690804456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9591224066214">
                <text:p>0.489591224066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2118463433407">
                <text:p>0.412118463433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1457216471655">
                <text:p>0.341457216471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2842426902682">
                <text:p>0.302842426902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0293422791699">
                <text:p>0.280293422791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2453506737951">
                <text:p>0.362453506737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5023935138632">
                <text:p>0.365023935138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7360070328088">
                <text:p>0.357360070328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6631279706139">
                <text:p>0.3366312797061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line" chart:style-name="ch1">
        <chart:title svg:x="4.204cm" svg:y="0.316cm" chart:style-name="ch2">
          <text:p>Normalized Runtime by Thread Count</text:p>
        </chart:title>
        <chart:subtitle svg:x="6.413cm" svg:y="1.275cm" chart:style-name="ch3">
          <text:p>Optimized Critical</text:p>
        </chart:subtitle>
        <chart:legend chart:legend-position="end" svg:x="12.444cm" svg:y="4.203cm" style:legend-expansion="high" chart:style-name="ch4"/>
        <chart:plot-area chart:style-name="ch5" table:cell-range-address="results.A27:results.A27 results.C28:results.C39" chart:data-source-has-labels="row" svg:x="1.331cm" svg:y="2.138cm" svg:width="10.793cm" svg:height="5.706cm">
          <chartooo:coordinate-region svg:x="2.058cm" svg:y="2.337cm" svg:width="9.879cm" svg:height="4.86cm"/>
          <chart:axis chart:dimension="x" chart:name="primary-x" chart:style-name="ch6">
            <chart:title svg:x="5.334cm" svg:y="8.024cm" chart:style-name="ch7">
              <text:p>Number of threads</text:p>
            </chart:title>
          </chart:axis>
          <chart:axis chart:dimension="y" chart:name="primary-y" chart:style-name="ch8">
            <chart:title svg:x="0.451cm" svg:y="6.781cm" chart:style-name="ch9">
              <text:p>Percent of worst runtime</text:p>
            </chart:title>
            <chart:grid chart:style-name="ch10" chart:class="major"/>
          </chart:axis>
          <chart:series chart:style-name="ch11" chart:values-cell-range-address="results.C28:results.C39" chart:label-cell-address="results.A27:results.A27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critical_3</text:p>
                <draw:g>
                  <svg:desc>results.A27:results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C28:results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0888690921514">
                <text:p>0.500888690921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5580978987109">
                <text:p>0.345580978987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9643745215989">
                <text:p>0.319643745215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0096134302605">
                <text:p>0.330096134302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2581311975921">
                <text:p>0.302581311975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3457332024442">
                <text:p>0.273457332024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0197458041247">
                <text:p>0.260197458041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1385190214453">
                <text:p>0.311385190214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617261794075">
                <text:p>0.335617261794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8851015615878">
                <text:p>0.308851015615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5713958285583">
                <text:p>0.2957139582855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316cm" chart:style-name="ch2">
          <text:p>Normalized Runtime by Thread Count</text:p>
        </chart:title>
        <chart:subtitle svg:x="6.514cm" svg:y="1.275cm" chart:style-name="ch3">
          <text:p>Basic Reduction</text:p>
        </chart:subtitle>
        <chart:legend chart:legend-position="end" svg:x="12.037cm" svg:y="4.201cm" style:legend-expansion="high" chart:style-name="ch4"/>
        <chart:plot-area chart:style-name="ch5" table:cell-range-address="results.A53:results.A53 results.C54:results.C65" chart:data-source-has-labels="row" svg:x="1.331cm" svg:y="2.138cm" svg:width="10.386cm" svg:height="5.701cm">
          <chartooo:coordinate-region svg:x="2.058cm" svg:y="2.337cm" svg:width="9.472cm" svg:height="4.855cm"/>
          <chart:axis chart:dimension="x" chart:name="primary-x" chart:style-name="ch6">
            <chart:title svg:x="5.131cm" svg:y="8.019cm" chart:style-name="ch7">
              <text:p>Number of threads</text:p>
            </chart:title>
          </chart:axis>
          <chart:axis chart:dimension="y" chart:name="primary-y" chart:style-name="ch8">
            <chart:title svg:x="0.451cm" svg:y="6.778cm" chart:style-name="ch9">
              <text:p>Percent of worst runtime</text:p>
            </chart:title>
            <chart:grid chart:style-name="ch10" chart:class="major"/>
          </chart:axis>
          <chart:series chart:style-name="ch11" chart:values-cell-range-address="results.C54:results.C65" chart:label-cell-address="results.A53:results.A5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reduction_1</text:p>
                <draw:g>
                  <svg:desc>results.A53:results.A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C54:results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2497289109967">
                <text:p>0.592497289109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2009673144116">
                <text:p>0.512009673144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3060121516721">
                <text:p>0.5430601215167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9893801958726">
                <text:p>0.479893801958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3391968880704">
                <text:p>0.473391968880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7913044974957">
                <text:p>0.547913044974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6371366116457">
                <text:p>0.62637136611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6780323241364">
                <text:p>0.536780323241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9338542832063">
                <text:p>0.519338542832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4154804729858">
                <text:p>0.494154804729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450919981411">
                <text:p>0.484509199814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316cm" chart:style-name="ch2">
          <text:p>Normalized Runtime by Thread Count</text:p>
        </chart:title>
        <chart:subtitle svg:x="5.509cm" svg:y="1.275cm" chart:style-name="ch3">
          <text:p>Reduction &amp; Parallel Search</text:p>
        </chart:subtitle>
        <chart:legend chart:legend-position="end" svg:x="12.037cm" svg:y="4.201cm" style:legend-expansion="high" chart:style-name="ch4"/>
        <chart:plot-area chart:style-name="ch5" table:cell-range-address="results.A66:results.A66 results.C67:results.C78" chart:data-source-has-labels="row" svg:x="1.331cm" svg:y="2.138cm" svg:width="10.386cm" svg:height="5.701cm">
          <chartooo:coordinate-region svg:x="2.058cm" svg:y="2.337cm" svg:width="9.472cm" svg:height="4.855cm"/>
          <chart:axis chart:dimension="x" chart:name="primary-x" chart:style-name="ch6">
            <chart:title svg:x="5.131cm" svg:y="8.019cm" chart:style-name="ch7">
              <text:p>Number of threads</text:p>
            </chart:title>
          </chart:axis>
          <chart:axis chart:dimension="y" chart:name="primary-y" chart:style-name="ch8">
            <chart:title svg:x="0.451cm" svg:y="6.778cm" chart:style-name="ch9">
              <text:p>Percent of worst runtime</text:p>
            </chart:title>
            <chart:grid chart:style-name="ch10" chart:class="major"/>
          </chart:axis>
          <chart:series chart:style-name="ch11" chart:values-cell-range-address="results.C67:results.C78" chart:label-cell-address="results.A66:results.A66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reduction_2</text:p>
                <draw:g>
                  <svg:desc>results.A66:results.A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C67:results.C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1541046985476">
                <text:p>0.581541046985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6768485946153">
                <text:p>0.526768485946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0215074361743">
                <text:p>0.450215074361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9115669952283">
                <text:p>0.489115669952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0626589112187">
                <text:p>0.460626589112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4553655393403">
                <text:p>0.464553655393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8959980495281">
                <text:p>0.458959980495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703928807774">
                <text:p>0.52703928807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9880359444116">
                <text:p>0.509880359444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7248441363937">
                <text:p>0.497248441363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7414231479224">
                <text:p>0.4874142314792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316cm" chart:style-name="ch2">
          <text:p>Normalized Runtime by Thread Count</text:p>
        </chart:title>
        <chart:subtitle svg:x="6.276cm" svg:y="1.275cm" chart:style-name="ch3">
          <text:p>Mapping Reduction</text:p>
        </chart:subtitle>
        <chart:legend chart:legend-position="end" svg:x="12.037cm" svg:y="4.201cm" style:legend-expansion="high" chart:style-name="ch4"/>
        <chart:plot-area chart:style-name="ch5" table:cell-range-address="results.A79:results.A79 results.C80:results.C91" chart:data-source-has-labels="row" svg:x="1.331cm" svg:y="2.138cm" svg:width="10.386cm" svg:height="5.701cm">
          <chartooo:coordinate-region svg:x="2.058cm" svg:y="2.337cm" svg:width="9.472cm" svg:height="4.855cm"/>
          <chart:axis chart:dimension="x" chart:name="primary-x" chart:style-name="ch6">
            <chart:title svg:x="5.131cm" svg:y="8.019cm" chart:style-name="ch7">
              <text:p>Number of threads</text:p>
            </chart:title>
          </chart:axis>
          <chart:axis chart:dimension="y" chart:name="primary-y" chart:style-name="ch8">
            <chart:title svg:x="0.451cm" svg:y="6.778cm" chart:style-name="ch9">
              <text:p>Percent of worst runtime</text:p>
            </chart:title>
            <chart:grid chart:style-name="ch10" chart:class="major"/>
          </chart:axis>
          <chart:series chart:style-name="ch11" chart:values-cell-range-address="results.C80:results.C91" chart:label-cell-address="results.A79:results.A79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reduction_3</text:p>
                <draw:g>
                  <svg:desc>results.A79:results.A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C80:results.C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7983826442792">
                <text:p>0.577983826442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5663343184697">
                <text:p>0.525663343184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146942288331">
                <text:p>0.48146942288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2749342340294">
                <text:p>0.472749342340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9307265109935">
                <text:p>0.429307265109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3791854762755">
                <text:p>0.423791854762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2834594524374">
                <text:p>0.472834594524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4544022604008">
                <text:p>0.514544022604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3508979896723">
                <text:p>0.483508979896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9789548894157">
                <text:p>0.4797895488941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8050241953818">
                <text:p>0.4580502419538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title svg:x="4.205cm" svg:y="0.316cm" chart:style-name="ch2">
          <text:p>Normalized Runtime by Thread Count</text:p>
        </chart:title>
        <chart:subtitle svg:x="4.933cm" svg:y="1.275cm" chart:style-name="ch3">
          <text:p>Mapping Optimized Critical Section</text:p>
        </chart:subtitle>
        <chart:legend chart:legend-position="end" svg:x="12.445cm" svg:y="4.203cm" style:legend-expansion="high" chart:style-name="ch4"/>
        <chart:plot-area chart:style-name="ch5" table:cell-range-address="results.A40:results.A40 results.C41:results.C52" chart:data-source-has-labels="row" svg:x="1.331cm" svg:y="2.138cm" svg:width="10.794cm" svg:height="5.706cm">
          <chartooo:coordinate-region svg:x="2.058cm" svg:y="2.337cm" svg:width="9.88cm" svg:height="4.86cm"/>
          <chart:axis chart:dimension="x" chart:name="primary-x" chart:style-name="ch6">
            <chart:title svg:x="5.335cm" svg:y="8.024cm" chart:style-name="ch7">
              <text:p>Number of threads</text:p>
            </chart:title>
          </chart:axis>
          <chart:axis chart:dimension="y" chart:name="primary-y" chart:style-name="ch8">
            <chart:title svg:x="0.451cm" svg:y="6.781cm" chart:style-name="ch9">
              <text:p>Percent of worst runtime</text:p>
            </chart:title>
            <chart:grid chart:style-name="ch10" chart:class="major"/>
          </chart:axis>
          <chart:series chart:style-name="ch11" chart:values-cell-range-address="results.C41:results.C52" chart:label-cell-address="results.A40:results.A40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critical_4</text:p>
                <draw:g>
                  <svg:desc>results.A40:results.A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C41:results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999477311323">
                <text:p>0.52999477311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1463423337945">
                <text:p>0.451463423337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3757774731676">
                <text:p>0.423757774731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4209784983931">
                <text:p>0.414209784983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9637812432434">
                <text:p>0.379637812432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4041475031645">
                <text:p>0.374041475031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3731514348749">
                <text:p>0.393731514348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0781535025389">
                <text:p>0.430781535025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2705764059591">
                <text:p>0.4427057640595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86604895641">
                <text:p>0.416386604895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048910225596">
                <text:p>0.4000489102255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